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style:font-face style:name="Google Sans Text" svg:font-family="'Google Sans Text', '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em" svg:font-family="rem, 'Google Sans Text', 'Google Sans', sans-serif"/>
  </office:font-face-decls>
  <office:automatic-styles>
    <style:style style:name="P1" style:family="paragraph" style:parent-style-name="Heading_20_1">
      <style:paragraph-properties fo:margin-left="0cm" fo:margin-right="0cm" style:line-height-at-least="0.741cm" fo:text-indent="0cm" style:auto-text-indent="false"/>
    </style:style>
    <style:style style:name="P2"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normal" fo:font-weight="normal"/>
    </style:style>
    <style:style style:name="P3"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italic" fo:font-weight="normal"/>
    </style:style>
    <style:style style:name="P4" style:family="paragraph" style:parent-style-name="Standard">
      <style:paragraph-properties fo:margin-left="0cm" fo:margin-right="0cm" style:line-height-at-least="0.529cm" fo:text-indent="0cm" style:auto-text-indent="false"/>
      <style:text-properties fo:font-variant="normal" fo:text-transform="none" style:font-name="Google Sans Text" fo:font-size="10.5pt" fo:letter-spacing="normal" fo:font-style="normal" fo:font-weight="bold"/>
    </style:style>
    <style:style style:name="P5" style:family="paragraph" style:parent-style-name="Standard">
      <style:paragraph-properties fo:margin-left="0cm" fo:margin-right="0cm" fo:line-height="150%" fo:text-indent="0cm" style:auto-text-indent="false"/>
      <style:text-properties fo:font-variant="normal" fo:text-transform="none" fo:letter-spacing="normal"/>
    </style:style>
    <style:style style:name="P6" style:family="paragraph" style:parent-style-name="Standard">
      <style:paragraph-properties fo:margin-left="0cm" fo:margin-right="0cm" style:line-height-at-least="0.741cm" fo:text-indent="0cm"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T1" style:family="text">
      <style:text-properties style:font-name="rem" fo:font-size="10.5pt" fo:font-style="normal" fo:font-weight="normal"/>
    </style:style>
    <style:style style:name="T2" style:family="text">
      <style:text-properties style:font-name="rem" fo:font-size="10.5pt" fo:font-style="italic"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talles y Beneficios del Plan de Implementación de InfoQbit</text:h>
      <text:p text:style-name="Text_20_body">Este documento expande la hoja de ruta estratégica, detallando cómo se logrará cada hito técnico y los beneficios concretos que cada paso aporta al ecosistema InfoQbit.</text:p>
      <text:h text:style-name="Heading_20_2" text:outline-level="2">Fase 1: Pruebas de Concepto y Componentes Fundamentales</text:h>
      <text:p text:style-name="Text_20_body">El éxito de esta fase radica en crear herramientas funcionales que validen los principios de InfoQbit en entornos aislados pero realistas, sentando las bases para la integración futura.</text:p>
      <text:h text:style-name="Heading_20_3" text:outline-level="3">1.1. Librería Central de InfoQbit (<text:span text:style-name="Source_20_Text">libiqs</text:span>)</text:h>
      <text:list text:style-name="L1">
        <text:list-item>
          <text:p text:style-name="P7"><text:span text:style-name="Strong_20_Emphasis">Cómo se Logra (Detalles de Implementación):</text:span></text:p>
          <text:list>
            <text:list-item>
              <text:p text:style-name="P7"><text:span text:style-name="Strong_20_Emphasis">Estructura de Datos:</text:span> Se definirá una clase <text:span text:style-name="Source_20_Text">IQS</text:span> en C++ que represente un tetraedro. Internamente, usará un <text:span text:style-name="Source_20_Text">std::vector</text:span> o un <text:span text:style-name="Source_20_Text">std::array</text:span> para sus 4 vértices (punteros a otros IQS, permitiendo la estructura fractal recursiva). Los atributos como el <text:span text:style-name="Source_20_Text">Color Babel</text:span> (un entero de 24-bit), la <text:span text:style-name="Source_20_Text">Frecuencia Fractal</text:span> (un <text:span text:style-name="Source_20_Text">double</text:span> o un tipo de punto fijo de alta precisión) y el <text:span text:style-name="Source_20_Text">Estado Emocional/Simbólico</text:span> (un <text:span text:style-name="Source_20_Text">enum</text:span> o <text:span text:style-name="Source_20_Text">struct</text:span>) serán miembros de esta clase.</text:p>
            </text:list-item>
            <text:list-item>
              <text:p text:style-name="P7"><text:span text:style-name="Strong_20_Emphasis">Motor de Compresión:</text:span> Se implementarán algoritmos inspirados en transformadas como Wavelets. Para un bloque de datos, el motor buscará patrones recurrentes y los codificará en la topología de un cluster de IQS. Por ejemplo, una secuencia repetitiva se puede representar como un bucle en el grafo de IQS, logrando una compresión semántica en lugar de solo estadística. Se utilizarán plantillas de C++ para que el motor pueda operar sobre diferentes tipos de datos (texto, imágenes, etc.).</text:p>
            </text:list-item>
            <text:list-item>
              <text:p text:style-name="P7"><text:span text:style-name="Strong_20_Emphasis">API de Resonancia:</text:span> La función <text:span text:style-name="Source_20_Text">findResonant(...)</text:span> tomará un "patrón" (un IQS de consulta con ciertos atributos definidos) y utilizará algoritmos de búsqueda de vecinos más cercanos (como k-d trees o ball trees, adaptados a la métrica de resonancia) para encontrar los IQS más similares en un conjunto de datos.</text:p>
            </text:list-item>
          </text:list>
        </text:list-item>
        <text:list-item>
          <text:p text:style-name="P7"><text:span text:style-name="Strong_20_Emphasis">Beneficios Directos y Estratégicos:</text:span></text:p>
          <text:list>
            <text:list-item>
              <text:p text:style-name="P7"><text:span text:style-name="Strong_20_Emphasis">Beneficio Directo:</text:span> Se obtiene un componente de software <text:span text:style-name="Strong_20_Emphasis">único, centralizado y reutilizable</text:span>. Cualquier desarrollador que trabaje en el FractalFS, el renderizador o la red usará la misma base, garantizando la coherencia.</text:p>
            </text:list-item>
            <text:list-item>
              <text:p text:style-name="P7"><text:span text:style-name="Strong_20_Emphasis">Beneficio Estratégico:</text:span> Se <text:span text:style-name="Strong_20_Emphasis">valida el pilar fundamental</text:span> de todo el ecosistema. Demostrar que la compresión y el acceso por resonancia son posibles a nivel de biblioteca es la prueba de concepto más crítica del proyecto.</text:p>
            </text:list-item>
          </text:list>
        </text:list-item>
      </text:list>
      <text:h text:style-name="Heading_20_3" text:outline-level="3">1.2. Aceleración Masiva con OpenCL / Vulkan Compute</text:h>
      <text:list text:style-name="L2">
        <text:list-item>
          <text:p text:style-name="P8"><text:span text:style-name="Strong_20_Emphasis">Cómo se Logra (Detalles de Implementación):</text:span></text:p>
          <text:list>
            <text:list-item>
              <text:p text:style-name="P8"><text:soft-page-break/><text:span text:style-name="Strong_20_Emphasis">Gestión de Datos:</text:span> Los clusters de IQS (almacenados como un grafo en la RAM) se aplanarán en grandes búferes lineales (<text:span text:style-name="Source_20_Text">cl_mem</text:span> en OpenCL, <text:span text:style-name="Source_20_Text">VkBuffer</text:span> en Vulkan) para ser transferidos a la VRAM de la GPU. Se necesitará un búfer para la topología (quién se conecta con quién) y otro para los atributos de cada IQS.</text:p>
            </text:list-item>
            <text:list-item>
              <text:p text:style-name="P8"><text:span text:style-name="Strong_20_Emphasis">Kernel de Búsqueda por Resonancia:</text:span> El kernel de OpenCL/Vulkan asignará un hilo de la GPU (work-item) a cada IQS del conjunto de datos. Cada hilo calculará la "distancia de resonancia" entre su IQS y el IQS de consulta. Se usarán operaciones de reducción en paralelo para encontrar el IQS con la mínima distancia (máxima resonancia) de forma extremadamente rápida.</text:p>
            </text:list-item>
            <text:list-item>
              <text:p text:style-name="P8"><text:span text:style-name="Strong_20_Emphasis">Kernel de Generación Fractal:</text:span> Un kernel tomará una "semilla" (unos pocos IQS iniciales y un conjunto de reglas de transformación). En cada iteración, cada hilo de la GPU aplicará las reglas a un IQS para generar nuevos IQS hijos, creando geometrías complejas de forma exponencial y en paralelo.</text:p>
            </text:list-item>
          </text:list>
        </text:list-item>
        <text:list-item>
          <text:p text:style-name="P8"><text:span text:style-name="Strong_20_Emphasis">Beneficios Directos y Estratégicos:</text:span></text:p>
          <text:list>
            <text:list-item>
              <text:p text:style-name="P8"><text:span text:style-name="Strong_20_Emphasis">Beneficio Directo:</text:span> Se logran <text:span text:style-name="Strong_20_Emphasis">velocidades de procesamiento imposibles para una CPU</text:span>. Tareas que tomarían minutos, como buscar en una base de datos de millones de IQS o generar una escena 3D compleja, se completan en milisegundos.</text:p>
            </text:list-item>
            <text:list-item>
              <text:p text:style-name="P8"><text:span text:style-name="Strong_20_Emphasis">Beneficio Estratégico:</text:span> Se demuestra que el paradigma InfoQbit <text:span text:style-name="Strong_20_Emphasis">es escalable y aplicable a problemas del mundo real</text:span> que requieren alto rendimiento, como la visualización científica, el análisis de big data y el rendering en tiempo real.</text:p>
            </text:list-item>
          </text:list>
        </text:list-item>
      </text:list>
      <text:h text:style-name="Heading_20_3" text:outline-level="3">1.3. Prototipo de FractalFS (<text:span text:style-name="Source_20_Text">FUSE</text:span>)</text:h>
      <text:list text:style-name="L3">
        <text:list-item>
          <text:p text:style-name="P9"><text:span text:style-name="Strong_20_Emphasis">Cómo se Logra (Detalles de Implementación):</text:span></text:p>
          <text:list>
            <text:list-item>
              <text:p text:style-name="P9">Se implementarán los <text:span text:style-name="Emphasis">callbacks</text:span> requeridos por la API de FUSE (<text:span text:style-name="Source_20_Text">getattr</text:span>, <text:span text:style-name="Source_20_Text">readdir</text:span>, <text:span text:style-name="Source_20_Text">read</text:span>, <text:span text:style-name="Source_20_Text">write</text:span>, etc.).</text:p>
            </text:list-item>
            <text:list-item>
              <text:p text:style-name="P9">La función <text:span text:style-name="Source_20_Text">write</text:span> tomará los datos del búfer, llamará a la función de compresión de <text:span text:style-name="Source_20_Text">libiqs</text:span> para convertirlos en un cluster de IQS, y serializará este cluster en un único archivo en el disco subyacente (ej. <text:span text:style-name="Source_20_Text">/var/lib/fractalfs/data.iqs</text:span>).</text:p>
            </text:list-item>
            <text:list-item>
              <text:p text:style-name="P9">La función <text:span text:style-name="Source_20_Text">read</text:span> hará lo contrario: localizará el cluster de IQS correspondiente a la ruta, lo cargará en memoria y llamará a la función de descompresión de <text:span text:style-name="Source_20_Text">libiqs</text:span>.</text:p>
            </text:list-item>
            <text:list-item>
              <text:p text:style-name="P9">Para la búsqueda semántica, se pueden crear directorios virtuales como <text:span text:style-name="Source_20_Text">/mnt/fractalfs/search/resonancia/...</text:span> que, al ser accedidos, disparen una búsqueda en lugar de una lectura de archivo.</text:p>
            </text:list-item>
          </text:list>
        </text:list-item>
        <text:list-item>
          <text:p text:style-name="P9"><text:span text:style-name="Strong_20_Emphasis">Beneficios Directos y Estratégicos:</text:span></text:p>
          <text:list>
            <text:list-item>
              <text:p text:style-name="P9"><text:span text:style-name="Strong_20_Emphasis">Beneficio Directo:</text:span> Permite <text:span text:style-name="Strong_20_Emphasis">probar y depurar la lógica del sistema de archivos de forma segura</text:span> en el espacio de usuario. Un error en el código no bloqueará todo el sistema, a diferencia de un módulo de kernel.</text:p>
            </text:list-item>
            <text:list-item>
              <text:p text:style-name="P9"><text:span text:style-name="Strong_20_Emphasis">Beneficio Estratégico:</text:span> Se crea una herramienta funcional que permite a los desarrolladores y usuarios finales <text:span text:style-name="Strong_20_Emphasis">"jugar" con el concepto de un sistema de </text:span><text:soft-page-break/><text:span text:style-name="Strong_20_Emphasis">archivos fractal</text:span> mucho antes de que la versión de kernel esté lista, fomentando la adopción temprana y el feedback.</text:p>
            </text:list-item>
          </text:list>
        </text:list-item>
      </text:list>
      <text:h text:style-name="Heading_20_3" text:outline-level="3">1.4. Simulador de Memoria Fractal (<text:span text:style-name="Source_20_Text">LD_PRELOAD</text:span>)</text:h>
      <text:list text:style-name="L4">
        <text:list-item>
          <text:p text:style-name="P10"><text:span text:style-name="Strong_20_Emphasis">Cómo se Logra (Detalles de Implementación):</text:span></text:p>
          <text:list>
            <text:list-item>
              <text:p text:style-name="P10">Se crea un archivo <text:span text:style-name="Source_20_Text">.c</text:span> que redefine las funciones <text:span text:style-name="Source_20_Text">malloc</text:span>, <text:span text:style-name="Source_20_Text">calloc</text:span>, <text:span text:style-name="Source_20_Text">realloc</text:span> y <text:span text:style-name="Source_20_Text">free</text:span>.</text:p>
            </text:list-item>
            <text:list-item>
              <text:p text:style-name="P10">Dentro de nuestro <text:span text:style-name="Source_20_Text">malloc</text:span> personalizado, en lugar de pedir memoria al sistema, se gestionará un gran bloque de memoria pre-asignado (un "heap fractal"). Los datos del usuario se comprimirán usando <text:span text:style-name="Source_20_Text">libiqs</text:span> y se almacenarán en este heap. Se devolverá un puntero a una estructura que contiene la información necesaria para la descompresión.</text:p>
            </text:list-item>
            <text:list-item>
              <text:p text:style-name="P10">Nuestro <text:span text:style-name="Source_20_Text">free</text:span> tomará el puntero, localizará el IQS en nuestro heap y lo marcará como libre.</text:p>
            </text:list-item>
            <text:list-item>
              <text:p text:style-name="P10">El programa se ejecuta con <text:span text:style-name="Source_20_Text">LD_PRELOAD=./mimemoria.so ./mi_aplicacion</text:span>.</text:p>
            </text:list-item>
          </text:list>
        </text:list-item>
        <text:list-item>
          <text:p text:style-name="P10"><text:span text:style-name="Strong_20_Emphasis">Beneficios Directos y Estratégicos:</text:span></text:p>
          <text:list>
            <text:list-item>
              <text:p text:style-name="P10"><text:span text:style-name="Strong_20_Emphasis">Beneficio Directo:</text:span> Se puede <text:span text:style-name="Strong_20_Emphasis">medir el impacto de la compresión de memoria en aplicaciones reales</text:span> sin tener que recompilarlas ni modificarlas. Se puede observar cuánta RAM se ahorra en un servidor web, una base de datos o un juego.</text:p>
            </text:list-item>
            <text:list-item>
              <text:p text:style-name="P10"><text:span text:style-name="Strong_20_Emphasis">Beneficio Estratégico:</text:span> Proporciona <text:span text:style-name="Strong_20_Emphasis">datos empíricos cruciales</text:span> que justifican el esfuerzo de desarrollar un gestor de memoria a nivel de kernel. Demuestra el potencial de reducir drásticamente el consumo de RAM en datacenters y dispositivos de consumo.</text:p>
            </text:list-item>
          </text:list>
        </text:list-item>
      </text:list>
      <text:h text:style-name="Heading_20_2" text:outline-level="2">Fase 2: Integración a Nivel de Sistema Operativo</text:h>
      <text:p text:style-name="Text_20_body">Esta fase es la más compleja y busca la simbiosis total entre el software InfoQbit y el hardware, eliminando intermediarios para un rendimiento y eficiencia máximos.</text:p>
      <text:h text:style-name="Heading_20_3" text:outline-level="3">2.1. Módulo de Kernel para FractalFS (FSR-OS)</text:h>
      <text:list text:style-name="L5">
        <text:list-item>
          <text:p text:style-name="P11"><text:span text:style-name="Strong_20_Emphasis">Cómo se Logra (Detalles de Implementación):</text:span></text:p>
          <text:list>
            <text:list-item>
              <text:p text:style-name="P11">Se utilizará la infraestructura del <text:span text:style-name="Strong_20_Emphasis">Virtual File System (VFS)</text:span> de Linux. Se registrará un nuevo tipo de sistema de archivos y se proporcionarán punteros a funciones que implementen las operaciones sobre <text:span text:style-name="Source_20_Text">inodes</text:span> y <text:span text:style-name="Source_20_Text">dentries</text:span>, traduciéndolas a operaciones sobre clusters de IQS.</text:p>
            </text:list-item>
            <text:list-item>
              <text:p text:style-name="P11">La gestión del disco se hará de forma más directa, escribiendo los clusters de IQS serializados en bloques lógicos, evitando la sobrecarga de un sistema de archivos intermediario.</text:p>
            </text:list-item>
            <text:list-item>
              <text:p text:style-name="P11"><text:soft-page-break/>Se integrará con el gestor de caché de páginas de Linux para que los IQS descomprimidos puedan ser cacheados en RAM de forma eficiente.</text:p>
            </text:list-item>
          </text:list>
        </text:list-item>
        <text:list-item>
          <text:p text:style-name="P11"><text:span text:style-name="Strong_20_Emphasis">Beneficios Directos y Estratégicos:</text:span></text:p>
          <text:list>
            <text:list-item>
              <text:p text:style-name="P11"><text:span text:style-name="Strong_20_Emphasis">Beneficio Directo:</text:span> Se obtiene un <text:span text:style-name="Strong_20_Emphasis">rendimiento órdenes de magnitud superior</text:span> al de la versión FUSE. El acceso a los datos es casi tan rápido como en un sistema de archivos nativo como EXT4 o BTRFS, pero con los beneficios de la compresión y el acceso semántico.</text:p>
            </text:list-item>
            <text:list-item>
              <text:p text:style-name="P11"><text:span text:style-name="Strong_20_Emphasis">Beneficio Estratégico:</text:span> El ecosistema InfoQbit se convierte en una <text:span text:style-name="Strong_20_Emphasis">plataforma de computación completa y autónoma</text:span>. Un sistema puede arrancar y funcionar enteramente sobre un disco formateado con FractalFS.</text:p>
            </text:list-item>
          </text:list>
        </text:list-item>
      </text:list>
      <text:h text:style-name="Heading_20_3" text:outline-level="3">2.2. Optimización de Compiladores (LLVM / GCC)</text:h>
      <text:list text:style-name="L6">
        <text:list-item>
          <text:p text:style-name="P12"><text:span text:style-name="Strong_20_Emphasis">Cómo se Logra (Detalles de Implementación):</text:span></text:p>
          <text:list>
            <text:list-item>
              <text:p text:style-name="P12">En LLVM, se definiría un nuevo tipo de dato en el IR que represente un "puntero a IQS". Se crearían nuevas "instrucciones intrínsecas" (como <text:span text:style-name="Source_20_Text">@llvm.iqs.get.emotion()</text:span>) que el frontend del compilador (Clang) podría generar.</text:p>
            </text:list-item>
            <text:list-item>
              <text:p text:style-name="P12">El backend (la parte que genera código máquina) se modificaría para que, al ver estas instrucciones, genere secuencias de código optimizadas. Por ejemplo, podría generar instrucciones SIMD (AVX, NEON) para procesar los atributos de 4 u 8 IQS simultáneamente.</text:p>
            </text:list-item>
          </text:list>
        </text:list-item>
        <text:list-item>
          <text:p text:style-name="P12"><text:span text:style-name="Strong_20_Emphasis">Beneficios Directos y Estratégicos:</text:span></text:p>
          <text:list>
            <text:list-item>
              <text:p text:style-name="P12"><text:span text:style-name="Strong_20_Emphasis">Beneficio Directo:</text:span> El código que manipula InfoQbits se vuelve <text:span text:style-name="Strong_20_Emphasis">más rápido y eficiente energéticamente</text:span> sin que el programador tenga que escribir optimizaciones a mano.</text:p>
            </text:list-item>
            <text:list-item>
              <text:p text:style-name="P12"><text:span text:style-name="Strong_20_Emphasis">Beneficio Estratégico:</text:span> Se <text:span text:style-name="Strong_20_Emphasis">reduce la barrera de entrada</text:span> para los desarrolladores. Pueden escribir código de alto nivel y confiar en que el compilador lo optimizará, haciendo que el desarrollo de aplicaciones para InfoQbit sea mucho más accesible.</text:p>
            </text:list-item>
          </text:list>
        </text:list-item>
      </text:list>
      <text:h text:style-name="Heading_20_2" text:outline-level="2">Fase 3: Ecosistema de Aplicaciones y Red</text:h>
      <text:p text:style-name="Text_20_body">El objetivo final: crear un universo de software y experiencias que nazcan y vivan dentro del paradigma InfoQbit.</text:p>
      <text:h text:style-name="Heading_20_3" text:outline-level="3">3.1. SDK de InfoQbit</text:h>
      <text:list text:style-name="L7">
        <text:list-item>
          <text:p text:style-name="P13"><text:span text:style-name="Strong_20_Emphasis">Cómo se Logra (Detalles de Implementación):</text:span></text:p>
          <text:list>
            <text:list-item>
              <text:p text:style-name="P13">Se construirán bibliotecas de alto nivel (posiblemente con bindings para Python, Rust, etc.) que envuelvan la complejidad de <text:span text:style-name="Source_20_Text">libiqs</text:span>, los kernels de OpenCL y el FSR-OS.</text:p>
            </text:list-item>
            <text:list-item>
              <text:p text:style-name="P13">Por ejemplo, la <text:span text:style-name="Source_20_Text">API de Rendering Resonante</text:span> ofrecería una función como <text:span text:style-name="Source_20_Text">scene.addObject(Intent("árbol majestuoso y antiguo"))</text:span>, que <text:soft-page-break/>internamente generaría la semilla, llamaría al kernel de OpenCL y gestionaría los IQS resultantes.</text:p>
            </text:list-item>
          </text:list>
        </text:list-item>
        <text:list-item>
          <text:p text:style-name="P13"><text:span text:style-name="Strong_20_Emphasis">Beneficios Directos y Estratégicos:</text:span></text:p>
          <text:list>
            <text:list-item>
              <text:p text:style-name="P13"><text:span text:style-name="Strong_20_Emphasis">Beneficio Directo:</text:span> <text:span text:style-name="Strong_20_Emphasis">Acelera drásticamente el desarrollo de aplicaciones</text:span>. Los desarrolladores se enfocan en la creatividad ("qué quiero hacer") en lugar de la técnica ("cómo lo implemento").</text:p>
            </text:list-item>
            <text:list-item>
              <text:p text:style-name="P13"><text:span text:style-name="Strong_20_Emphasis">Beneficio Estratégico:</text:span> <text:span text:style-name="Strong_20_Emphasis">Crea una comunidad</text:span>. Un buen SDK es la herramienta más poderosa para atraer a desarrolladores externos, lo que lleva a un ecosistema de aplicaciones rico y diverso que el equipo original nunca podría construir por sí solo.</text:p>
            </text:list-item>
          </text:list>
        </text:list-item>
      </text:list>
      <text:h text:style-name="Heading_20_3" text:outline-level="3">3.2. Prototipo de Red de Resonancia Semántica (RRS)</text:h>
      <text:list text:style-name="L8">
        <text:list-item>
          <text:p text:style-name="P14"><text:span text:style-name="Strong_20_Emphasis">Cómo se Logra (Detalles de Implementación):</text:span></text:p>
          <text:list>
            <text:list-item>
              <text:p text:style-name="P14">Se utilizará una biblioteca como <text:span text:style-name="Source_20_Text">ZeroMQ</text:span> o <text:span text:style-name="Source_20_Text">nanomsg</text:span> para la capa de transporte.</text:p>
            </text:list-item>
            <text:list-item>
              <text:p text:style-name="P14">Se definirá un protocolo de mensajes donde el payload es un cluster de IQS comprimido. El encabezado del mensaje será otro IQS que contenga la "intención" (ej. "streaming de video", "mensaje urgente", "transferencia de archivos").</text:p>
            </text:list-item>
            <text:list-item>
              <text:p text:style-name="P14">Un "router" de software escuchará estos mensajes, inspeccionará el IQS del encabezado y aplicará reglas de priorización o reenvío antes de pasarlo al siguiente nodo.</text:p>
            </text:list-item>
          </text:list>
        </text:list-item>
        <text:list-item>
          <text:p text:style-name="P14"><text:span text:style-name="Strong_20_Emphasis">Beneficios Directos y Estratégicos:</text:span></text:p>
          <text:list>
            <text:list-item>
              <text:p text:style-name="P14"><text:span text:style-name="Strong_20_Emphasis">Beneficio Directo:</text:span> Se puede lograr una <text:span text:style-name="Strong_20_Emphasis">reducción masiva del ancho de banda</text:span> necesario para las comunicaciones. Un streaming de vídeo podría consumir una fracción de los datos de los códecs actuales.</text:p>
            </text:list-item>
            <text:list-item>
              <text:p text:style-name="P14"><text:span text:style-name="Strong_20_Emphasis">Beneficio Estratégico:</text:span> Sienta las bases para una <text:span text:style-name="Strong_20_Emphasis">Internet más eficiente, segura e inteligente</text:span>. Es el primer paso hacia una red que no solo transporta bits, sino que entiende el significado de la información que fluye a través de ella.</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Standard"><text:soft-page-break/>MIT License</text:p>
      <text:p text:style-name="Standard"/>
      <text:p text:style-name="Standard">Copyright (c) 2025 Carlos Javier Avila and Bibiana Mariel Lopez</text:p>
      <text:p text:style-name="Standard"/>
      <text:p text:style-name="Standard">Permission is hereby granted, free of charge, to any person obtaining a copy</text:p>
      <text:p text:style-name="Standard">of this project and its associated documentation files (the “Project”), to deal</text:p>
      <text:p text:style-name="Standard">in the Project without restriction, including without limitation the rights</text:p>
      <text:p text:style-name="Standard">to use, copy, modify, merge, publish, distribute, sublicense, and/or sell</text:p>
      <text:p text:style-name="Standard">copies of the Project, and to permit persons to whom the Project is</text:p>
      <text:p text:style-name="Standard">furnished to do so, subject to the following conditions:</text:p>
      <text:p text:style-name="Standard"/>
      <text:p text:style-name="Standard">The above copyright notice and this permission notice shall be included in all</text:p>
      <text:p text:style-name="Standard">copies or substantial portions of the Project.</text:p>
      <text:p text:style-name="Standard"/>
      <text:p text:style-name="Standard">THE PROJECT IS PROVIDED “AS IS”, WITHOUT WARRANTY OF ANY KIND, EXPRESS OR</text:p>
      <text:p text:style-name="Standard">IMPLIED, INCLUDING BUT NOT LIMITED TO THE WARRANTIES OF MERCHANTABILITY,</text:p>
      <text:p text:style-name="Standard">FITNESS FOR A PARTICULAR PURPOSE AND NONINFRINGEMENT. IN NO EVENT SHALL THE</text:p>
      <text:p text:style-name="Standard">AUTHORS OR COPYRIGHT HOLDERS BE LIABLE FOR ANY CLAIM, DAMAGES OR OTHER</text:p>
      <text:p text:style-name="Standard">LIABILITY, WHETHER IN AN ACTION OF CONTRACT, TORT OR OTHERWISE, ARISING FROM,</text:p>
      <text:p text:style-name="Standard">OUT OF OR IN CONNECTION WITH THE PROJECT OR THE USE OR OTHER DEALINGS IN THE</text:p>
      <text:p text:style-name="Standard">PROJE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style:font-face style:name="Google Sans Text" svg:font-family="'Google Sans Text', '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5T06:15:18.749780276</meta:creation-date>
    <dc:date>2025-07-25T06:34:06.567429207</dc:date>
    <meta:editing-duration>PT18M50S</meta:editing-duration>
    <meta:editing-cycles>2</meta:editing-cycles>
    <meta:generator>LibreOffice/24.2.7.2$Linux_X86_64 LibreOffice_project/420$Build-2</meta:generator>
    <meta:print-date>2025-07-25T06:19:45.311437436</meta:print-date>
    <meta:printed-by>Archivos PDF</meta:printed-by>
    <meta:document-statistic meta:table-count="0" meta:image-count="0" meta:object-count="0" meta:page-count="6" meta:paragraph-count="89" meta:word-count="1900" meta:character-count="11889" meta:non-whitespace-character-count="10134"/>
  </office:meta>
</office:document-meta>
</file>